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draw:marker-start-width="0.06cm" draw:marker-end-width="0.06cm" draw:fill="solid" draw:fill-color="#729fcf" draw:textarea-horizontal-align="justify" draw:textarea-vertical-align="middle" draw:auto-grow-height="false" fo:min-height="0.712cm" fo:min-width="4.438cm" fo:padding-top="0.145cm" fo:padding-bottom="0.145cm" fo:padding-left="0.27cm" fo:padding-right="0.27cm"/>
      <style:paragraph-properties style:writing-mode="lr-tb"/>
    </style:style>
    <style:style style:name="gr2" style:family="graphic" style:parent-style-name="objectwithoutfill">
      <style:graphic-properties svg:stroke-width="0.04cm" draw:marker-start-width="0.06cm" draw:marker-end-width="0.06cm" draw:fill="none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svg:stroke-width="0.04cm" draw:marker-start-width="0.06cm" draw:marker-end-width="0.06cm" draw:fill="solid" draw:fill-color="#729fcf" draw:textarea-horizontal-align="justify" draw:textarea-vertical-align="middle" draw:auto-grow-height="false" fo:min-height="0cm" fo:min-width="0cm" fo:padding-top="0.145cm" fo:padding-bottom="0.145cm" fo:padding-left="0.27cm" fo:padding-right="0.27cm" fo:wrap-option="wrap"/>
    </style:style>
    <style:style style:name="gr4" style:family="graphic" style:parent-style-name="standard">
      <style:graphic-properties svg:stroke-width="0.04cm" svg:stroke-color="#b2b2b2" draw:marker-start-width="0.06cm" draw:marker-end-width="0.06cm" draw:fill="solid" draw:fill-color="#ffffff" draw:textarea-horizontal-align="justify" draw:textarea-vertical-align="middle" draw:auto-grow-height="false" fo:min-height="0.712cm" fo:min-width="3.551cm" fo:padding-top="0.145cm" fo:padding-bottom="0.145cm" fo:padding-left="0.27cm" fo:padding-right="0.27cm"/>
      <style:paragraph-properties style:writing-mode="lr-tb"/>
    </style:style>
    <style:style style:name="gr5" style:family="graphic" style:parent-style-name="objectwithoutfill">
      <style:graphic-properties svg:stroke-width="0.04cm" svg:stroke-color="#b2b2b2" draw:marker-start-width="0.06cm" draw:marker-end-width="0.06cm" draw:fill="none" draw:textarea-vertical-align="middle" fo:padding-top="0.145cm" fo:padding-bottom="0.145cm" fo:padding-left="0.27cm" fo:padding-right="0.27cm"/>
    </style:style>
    <style:style style:name="gr6" style:family="graphic" style:parent-style-name="standard">
      <style:graphic-properties svg:stroke-width="0.04cm" svg:stroke-color="#b2b2b2" draw:marker-start-width="0.06cm" draw:marker-end-width="0.06cm" draw:fill="solid" draw:fill-color="#ffffff" draw:textarea-horizontal-align="justify" draw:textarea-vertical-align="middle" draw:auto-grow-height="false" fo:min-height="0cm" fo:min-width="0cm" fo:padding-top="0.145cm" fo:padding-bottom="0.145cm" fo:padding-left="0.27cm" fo:padding-right="0.27cm" fo:wrap-option="wrap"/>
    </style:style>
    <style:style style:name="gr7" style:family="graphic" style:parent-style-name="objectwithoutfill">
      <style:graphic-properties svg:stroke-color="#00a933" draw:marker-end="Arrowheads_20_1" draw:marker-end-width="0.2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  <style:paragraph-properties style:writing-mode="lr-tb"/>
    </style:style>
    <style:style style:name="gr9" style:family="graphic" style:parent-style-name="standard">
      <style:graphic-properties draw:fill="solid" draw:fill-color="#a1467e" draw:textarea-horizontal-align="justify" draw:textarea-vertical-align="middle" draw:auto-grow-height="false" fo:min-height="0.528cm" fo:min-width="2.118cm"/>
      <style:paragraph-properties style:writing-mode="lr-tb"/>
    </style:style>
    <style:style style:name="gr10" style:family="graphic" style:parent-style-name="standard">
      <style:graphic-properties svg:stroke-color="#000000" draw:fill="solid" draw:fill-color="#ff3838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3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  <style:paragraph-properties style:writing-mode="lr-tb"/>
    </style:style>
    <style:style style:name="gr13" style:family="graphic" style:parent-style-name="standard">
      <style:graphic-properties svg:stroke-width="0.04cm" svg:stroke-color="#b2b2b2" draw:marker-start-width="0.06cm" draw:marker-end-width="0.06cm" draw:fill="solid" draw:fill-color="#ffffff" draw:textarea-horizontal-align="justify" draw:textarea-vertical-align="middle" draw:auto-grow-height="false" fo:min-height="0.712cm" fo:min-width="2.653cm" fo:padding-top="0.145cm" fo:padding-bottom="0.145cm" fo:padding-left="0.27cm" fo:padding-right="0.2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  <style:paragraph-properties style:writing-mode="lr-tb"/>
    </style:style>
    <style:style style:name="gr15" style:family="graphic" style:parent-style-name="standard">
      <style:graphic-properties svg:stroke-width="0.04cm" svg:stroke-color="#b2b2b2" draw:marker-start-width="0.06cm" draw:marker-end-width="0.06cm" draw:fill="solid" draw:fill-color="#ffffff" draw:textarea-horizontal-align="justify" draw:textarea-vertical-align="middle" draw:auto-grow-height="false" fo:min-height="0.712cm" fo:min-width="4.438cm" fo:padding-top="0.145cm" fo:padding-bottom="0.145cm" fo:padding-left="0.27cm" fo:padding-right="0.27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loext:graphic-properties draw:fill="solid" draw:fill-color="#729fcf"/>
      <style:paragraph-properties fo:text-align="center" style:writing-mode="lr-tb"/>
      <style:text-properties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729fcf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weight="bold"/>
    </style:style>
    <style:style style:name="P6" style:family="paragraph">
      <loext:graphic-properties draw:fill="solid" draw:fill-color="#729fcf"/>
      <style:paragraph-properties fo:text-align="center"/>
      <style:text-properties fo:font-weight="bold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10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  <style:text-properties fo:font-weight="bold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 style:writing-mode="lr-tb"/>
      <style:text-properties fo:font-size="8pt"/>
    </style:style>
    <style:style style:name="P12" style:family="paragraph">
      <loext:graphic-properties draw:fill="solid" draw:fill-color="#a1467e"/>
      <style:paragraph-properties fo:text-align="center" style:writing-mode="lr-tb"/>
      <style:text-properties fo:font-size="10pt"/>
    </style:style>
    <style:style style:name="P13" style:family="paragraph">
      <loext:graphic-properties draw:fill="solid" draw:fill-color="#ff3838"/>
      <style:paragraph-properties fo:text-align="center"/>
    </style:style>
    <style:style style:name="P14" style:family="paragraph">
      <style:paragraph-properties fo:text-align="start">
        <style:tab-stops/>
      </style:paragraph-properties>
    </style:style>
    <style:style style:name="P15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 style:writing-mode="lr-tb"/>
      <style:text-properties fo:font-size="8pt"/>
    </style:style>
    <style:style style:name="P18" style:family="paragraph">
      <style:paragraph-properties fo:text-align="end">
        <style:tab-stops/>
      </style:paragraph-properties>
    </style:style>
    <style:style style:name="P19" style:family="paragraph">
      <loext:graphic-properties draw:fill="none" draw:fill-color="#ffffff"/>
      <style:paragraph-properties fo:text-align="end" style:writing-mode="lr-tb">
        <style:tab-stops/>
      </style:paragraph-properties>
      <style:text-properties fo:font-size="8pt"/>
    </style:style>
    <style:style style:name="T1" style:family="text">
      <style:text-properties fo:font-size="10pt"/>
    </style:style>
    <style:style style:name="T2" style:family="text">
      <style:text-properties fo:font-size="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ataStorages" draw:style-name="dp1" draw:master-page-name="Default">
        <draw:custom-shape draw:style-name="gr1" draw:text-style-name="P2" draw:layer="layout" svg:width="4.978cm" svg:height="1.002cm" svg:x="7.607cm" svg:y="10.8cm">
          <text:p text:style-name="P1">&lt;сущность&gt;_model_crud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75cm" svg:y1="10.4cm" svg:x2="7.75cm" svg:y2="10.8cm">
          <text:p/>
        </draw:line>
        <draw:custom-shape draw:style-name="gr3" draw:text-style-name="P4" draw:layer="layout" svg:width="0.3cm" svg:height="0.3cm" svg:x="7.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5" draw:layer="layout" svg:x1="7.2cm" svg:y1="10.95cm" svg:x2="7.6cm" svg:y2="10.95cm">
          <text:p/>
        </draw:line>
        <draw:custom-shape draw:style-name="gr3" draw:text-style-name="P6" draw:layer="layout" svg:width="0.3cm" svg:height="0.3cm" draw:transform="rotate (1.5707963267949) translate (7cm 11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7" draw:layer="layout" svg:width="4.091cm" svg:height="1.002cm" svg:x="5.109cm" svg:y="3.5cm">
            <text:p text:style-name="P1"><text:span text:style-name="T1">&lt;сущность&gt;_api_crud</text:span></text:p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5.252cm" svg:y1="3.1cm" svg:x2="5.252cm" svg:y2="3.5cm">
            <text:p/>
          </draw:line>
          <draw:custom-shape draw:style-name="gr6" draw:text-style-name="P8" draw:layer="layout" svg:width="0.3cm" svg:height="0.3cm" svg:x="5.102cm" svg:y="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4.702cm" svg:y1="3.65cm" svg:x2="5.102cm" svg:y2="3.65cm">
            <text:p/>
          </draw:line>
          <draw:custom-shape draw:style-name="gr6" draw:text-style-name="P9" draw:layer="layout" svg:width="0.3cm" svg:height="0.3cm" draw:transform="rotate (1.5707963267949) translate (4.502cm 3.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" draw:text-style-name="P3" draw:layer="layout" svg:x1="8.987cm" svg:y1="4.81cm" svg:x2="9cm" svg:y2="6.8cm">
          <text:p/>
        </draw:line>
        <draw:frame draw:style-name="gr8" draw:text-style-name="P11" draw:layer="layout" svg:width="4.2cm" svg:height="1.205cm" svg:x="4.7cm" svg:y="5cm">
          <draw:text-box>
            <text:p text:style-name="P10"><text:span text:style-name="T2">com = [CRUD]</text:span></text:p>
            <text:p text:style-name="P10"><text:span text:style-name="T2">rk = &lt;сущность&gt;_api_crud</text:span></text:p>
          </draw:text-box>
        </draw:frame>
        <draw:custom-shape draw:style-name="gr9" draw:text-style-name="P12" draw:layer="layout" svg:width="3.7cm" svg:height="1.1cm" svg:x="8cm" svg:y="6.8cm">
          <text:p text:style-name="P1"><text:span text:style-name="T1">&lt;сущность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9.287cm" svg:y1="8cm" svg:x2="9.3cm" svg:y2="8.9cm">
          <text:p/>
        </draw:line>
        <draw:g>
          <draw:custom-shape draw:style-name="gr10" draw:text-style-name="P13" draw:layer="layout" svg:width="0.4cm" svg:height="0.2cm" svg:x="9.1cm" svg:y="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4cm" svg:height="0.2cm" svg:x="9.1cm" svg:y="9.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4cm" svg:height="0.2cm" svg:x="9.1cm" svg:y="9.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4cm" svg:height="0.2cm" svg:x="9.1cm" svg:y="9.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4cm" svg:height="0.2cm" svg:x="9.1cm" svg:y="9.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4cm" svg:height="0.2cm" svg:x="9.1cm" svg:y="10cm">
            <text:p/>
            <draw:enhanced-geometry svg:viewBox="0 0 21600 21600" draw:type="rectangle" draw:enhanced-path="M 0 0 L 21600 0 21600 21600 0 21600 0 0 Z N"/>
          </draw:custom-shape>
        </draw:g>
        <draw:frame draw:style-name="gr11" draw:text-style-name="P11" draw:layer="layout" svg:width="5.6cm" svg:height="1.033cm" svg:x="3.2cm" svg:y="8.7cm">
          <draw:text-box>
            <text:p text:style-name="P10"><text:span text:style-name="T2">Qn = &lt;сущность&gt;_model_crud</text:span></text:p>
            <text:p text:style-name="P10"><text:span text:style-name="T3">rk = [</text:span><text:span text:style-name="T2">&lt;сущность&gt;_api_crud, subscribe]</text:span></text:p>
          </draw:text-box>
        </draw:frame>
        <draw:line draw:style-name="gr7" draw:text-style-name="P3" draw:layer="layout" svg:x1="10.7cm" svg:y1="10.6cm" svg:x2="10.7cm" svg:y2="8cm">
          <text:p/>
        </draw:line>
        <draw:frame draw:style-name="gr12" draw:text-style-name="P15" draw:layer="layout" svg:width="7.72cm" svg:height="1.523cm" svg:x="10.88cm" svg:y="8.5cm">
          <draw:text-box>
            <text:p text:style-name="P14"><text:span text:style-name="T2">com = [created, mayDelete(RPC), deleting(RPC), deleted, mayUpdate(RPC), updating(RPC), updated]</text:span></text:p>
            <text:p text:style-name="P14"><text:span text:style-name="T3">rk = [</text:span><text:span text:style-name="T2">&lt;сущность&gt;_model_crud, &lt;keys_for_subscribers&gt;, &lt;id экземпляра сущности&gt;]</text:span></text:p>
          </draw:text-box>
        </draw:frame>
        <draw:line draw:style-name="gr7" draw:text-style-name="P3" draw:layer="layout" svg:x1="9.29cm" svg:y1="10.3cm" svg:x2="9.29cm" svg:y2="10.7cm">
          <text:p/>
        </draw:line>
        <draw:g>
          <draw:custom-shape draw:style-name="gr13" draw:text-style-name="P7" draw:layer="layout" svg:width="3.193cm" svg:height="1.002cm" svg:x="10.507cm" svg:y="3.498cm">
            <text:p text:style-name="P1"><text:span text:style-name="T1">&lt;some_service&gt;</text:span></text:p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10.65cm" svg:y1="3.098cm" svg:x2="10.65cm" svg:y2="3.498cm">
            <text:p/>
          </draw:line>
          <draw:custom-shape draw:style-name="gr6" draw:text-style-name="P8" draw:layer="layout" svg:width="0.3cm" svg:height="0.3cm" svg:x="10.5cm" svg:y="2.8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10.1cm" svg:y1="3.648cm" svg:x2="10.5cm" svg:y2="3.648cm">
            <text:p/>
          </draw:line>
          <draw:custom-shape draw:style-name="gr6" draw:text-style-name="P9" draw:layer="layout" svg:width="0.3cm" svg:height="0.3cm" draw:transform="rotate (1.5707963267949) translate (9.9cm 3.79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" draw:text-style-name="P3" draw:layer="layout" svg:x1="11cm" svg:y1="4.9cm" svg:x2="11cm" svg:y2="6.8cm">
          <text:p/>
        </draw:line>
        <draw:frame draw:style-name="gr14" draw:text-style-name="P17" draw:layer="layout" svg:width="2.8cm" svg:height="1.1cm" svg:x="11.2cm" svg:y="5cm">
          <draw:text-box>
            <text:p text:style-name="P16"><text:span text:style-name="T2">com = [subscribe]</text:span></text:p>
            <text:p text:style-name="P16"><text:span text:style-name="T2">rk = subscribe</text:span></text:p>
          </draw:text-box>
        </draw:frame>
      </draw:page>
      <draw:page draw:name="page2" draw:style-name="dp1" draw:master-page-name="Default">
        <draw:custom-shape draw:style-name="gr1" draw:text-style-name="P2" draw:layer="layout" svg:width="4.978cm" svg:height="1.002cm" svg:x="7.607cm" svg:y="10.8cm">
          <text:p text:style-name="P1"><text:span text:style-name="T1">dataStorages_model_crud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75cm" svg:y1="10.4cm" svg:x2="7.75cm" svg:y2="10.8cm">
          <text:p/>
        </draw:line>
        <draw:custom-shape draw:style-name="gr3" draw:text-style-name="P4" draw:layer="layout" svg:width="0.3cm" svg:height="0.3cm" svg:x="7.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5" draw:layer="layout" svg:x1="7.2cm" svg:y1="10.95cm" svg:x2="7.6cm" svg:y2="10.95cm">
          <text:p/>
        </draw:line>
        <draw:custom-shape draw:style-name="gr3" draw:text-style-name="P6" draw:layer="layout" svg:width="0.3cm" svg:height="0.3cm" draw:transform="rotate (1.5707963267949) translate (7cm 11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4.978cm" svg:height="1.002cm" svg:x="7.009cm" svg:y="3.5cm">
          <text:p text:style-name="P1"><text:span text:style-name="T1">dataStorages_api_crud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7.152cm" svg:y1="3.1cm" svg:x2="7.152cm" svg:y2="3.5cm">
          <text:p/>
        </draw:line>
        <draw:custom-shape draw:style-name="gr6" draw:text-style-name="P8" draw:layer="layout" svg:width="0.3cm" svg:height="0.3cm" svg:x="7.002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6.602cm" svg:y1="3.65cm" svg:x2="7.002cm" svg:y2="3.65cm">
          <text:p/>
        </draw:line>
        <draw:custom-shape draw:style-name="gr6" draw:text-style-name="P9" draw:layer="layout" svg:width="0.3cm" svg:height="0.3cm" draw:transform="rotate (1.5707963267949) translate (6.402cm 3.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8.987cm" svg:y1="4.81cm" svg:x2="9cm" svg:y2="6.8cm">
          <text:p/>
        </draw:line>
        <draw:frame draw:style-name="gr14" draw:text-style-name="P11" draw:layer="layout" svg:width="4cm" svg:height="1.1cm" svg:x="4.9cm" svg:y="5cm">
          <draw:text-box>
            <text:p text:style-name="P10"><text:span text:style-name="T2">com = [CRUD]</text:span></text:p>
            <text:p text:style-name="P10"><text:span text:style-name="T2">rk = dataStorages_api_crud</text:span></text:p>
          </draw:text-box>
        </draw:frame>
        <draw:custom-shape draw:style-name="gr9" draw:text-style-name="P12" draw:layer="layout" svg:width="3.7cm" svg:height="1.1cm" svg:x="8cm" svg:y="6.8cm">
          <text:p text:style-name="P1"><text:span text:style-name="T1">dataStorag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9.987cm" svg:y1="8cm" svg:x2="10cm" svg:y2="8.9cm">
          <text:p/>
        </draw:line>
        <draw:g>
          <draw:custom-shape draw:style-name="gr10" draw:text-style-name="P13" draw:layer="layout" svg:width="0.4cm" svg:height="0.2cm" svg:x="9.8cm" svg:y="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4cm" svg:height="0.2cm" svg:x="9.8cm" svg:y="9.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4cm" svg:height="0.2cm" svg:x="9.8cm" svg:y="9.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4cm" svg:height="0.2cm" svg:x="9.8cm" svg:y="9.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4cm" svg:height="0.2cm" svg:x="9.8cm" svg:y="9.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3" draw:layer="layout" svg:width="0.4cm" svg:height="0.2cm" svg:x="9.8cm" svg:y="10cm">
            <text:p/>
            <draw:enhanced-geometry svg:viewBox="0 0 21600 21600" draw:type="rectangle" draw:enhanced-path="M 0 0 L 21600 0 21600 21600 0 21600 0 0 Z N"/>
          </draw:custom-shape>
        </draw:g>
        <draw:frame draw:style-name="gr11" draw:text-style-name="P11" draw:layer="layout" svg:width="5.6cm" svg:height="1.033cm" svg:x="3.9cm" svg:y="8.767cm">
          <draw:text-box>
            <text:p text:style-name="P10"><text:span text:style-name="T2">Qn = dataStorages_model_crud</text:span></text:p>
            <text:p text:style-name="P10"><text:span text:style-name="T2">rk = [dataStorages_api_crud, subscribe]</text:span></text:p>
          </draw:text-box>
        </draw:frame>
        <draw:custom-shape draw:style-name="gr9" draw:text-style-name="P12" draw:layer="layout" svg:width="3.7cm" svg:height="1.1cm" svg:x="8.1cm" svg:y="13.6cm">
          <text:p text:style-name="P1"><text:span text:style-name="T1">dataStorag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0cm" svg:y1="12cm" svg:x2="10cm" svg:y2="13.6cm">
          <text:p/>
        </draw:line>
        <draw:frame draw:style-name="gr12" draw:text-style-name="P19" draw:layer="layout" svg:width="7.72cm" svg:height="1.523cm" svg:x="2.18cm" svg:y="11.9cm">
          <draw:text-box>
            <text:p text:style-name="P18"><text:span text:style-name="T2">com = [created, mayDelete(RPC), deleting(RPC), deleted, mayUpdate(RPC), updating(RPC), updated]</text:span></text:p>
            <text:p text:style-name="P18"><text:span text:style-name="T2">rk = [dataStorages_model_crud, &lt;keys_for_subscribers&gt;, &lt;dataStorage_id&gt;]</text:span></text:p>
          </draw:text-box>
        </draw:frame>
        <draw:line draw:style-name="gr7" draw:text-style-name="P3" draw:layer="layout" svg:x1="9.99cm" svg:y1="10.3cm" svg:x2="9.99cm" svg:y2="10.7cm">
          <text:p/>
        </draw:line>
        <draw:custom-shape draw:style-name="gr13" draw:text-style-name="P7" draw:layer="layout" svg:width="3.193cm" svg:height="1.002cm" svg:x="13.607cm" svg:y="4.798cm">
          <text:p text:style-name="P1"><text:span text:style-name="T1">&lt;some_service&gt;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3.75cm" svg:y1="4.398cm" svg:x2="13.75cm" svg:y2="4.798cm">
          <text:p/>
        </draw:line>
        <draw:custom-shape draw:style-name="gr6" draw:text-style-name="P8" draw:layer="layout" svg:width="0.3cm" svg:height="0.3cm" svg:x="13.6cm" svg:y="4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3.2cm" svg:y1="4.948cm" svg:x2="13.6cm" svg:y2="4.948cm">
          <text:p/>
        </draw:line>
        <draw:custom-shape draw:style-name="gr6" draw:text-style-name="P9" draw:layer="layout" svg:width="0.3cm" svg:height="0.3cm" draw:transform="rotate (1.5707963267949) translate (13cm 5.0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3.5cm" svg:y1="6cm" svg:x2="11.406cm" svg:y2="7cm">
          <text:p/>
        </draw:line>
        <draw:frame draw:style-name="gr14" draw:text-style-name="P17" draw:layer="layout" svg:width="2.8cm" svg:height="1.1cm" svg:x="12.9cm" svg:y="6.2cm">
          <draw:text-box>
            <text:p text:style-name="P16"><text:span text:style-name="T2">com = [subscribe]</text:span></text:p>
            <text:p text:style-name="P16"><text:span text:style-name="T2">rk = subscrib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5T16:23:09.090502870</meta:creation-date>
    <dc:date>2023-06-05T20:51:16.895748399</dc:date>
    <meta:editing-duration>PT2H4M25S</meta:editing-duration>
    <meta:editing-cycles>17</meta:editing-cycles>
    <meta:generator>LibreOffice/7.3.7.2$Linux_X86_64 LibreOffice_project/30$Build-2</meta:generator>
    <meta:document-statistic meta:object-count="67"/>
  </office:meta>
</office:document-meta>
</file>